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10000000100CEC7FD82.png" manifest:media-type=""/>
  <manifest:file-entry manifest:full-path="Pictures/10000201000000900000009053497B4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078cm" svg:height="5.078cm" svg:x="7.622cm" svg:y="2.622cm">
          <draw:image xlink:href="Pictures/10000201000000900000009053497B42.png" xlink:type="simple" xlink:show="embed" xlink:actuate="onLoad">
            <text:p/>
          </draw:image>
        </draw:frame>
        <draw:custom-shape draw:style-name="gr2" draw:text-style-name="P1" draw:layer="layout" svg:width="6.3cm" svg:height="2.5cm" svg:x="6.8cm" svg:y="5.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4cm" svg:height="4cm" svg:x="8.1cm" svg:y="5cm">
          <draw:image xlink:href="Pictures/100002010000010000000100CEC7FD8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6-11T18:46:05</dc:date>
    <meta:generator>LibreOffice/3.6$MacOSX_x86 LibreOffice_project/932b512-69e3009-7a10e5c-fc86223-a55908</meta:generator>
    <meta:editing-duration>PT19M56S</meta:editing-duration>
    <meta:editing-cycles>3</meta:editing-cycles>
    <meta:document-statistic meta:object-count="3"/>
  </office:meta>
</office:document-meta>
</file>